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bold" officeooo:rsid="0002e5b6" officeooo:paragraph-rsid="00113099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18412" officeooo:paragraph-rsid="00113099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2e5b6" officeooo:paragraph-rsid="00113099" style:font-size-asian="12pt" style:font-weight-asian="normal" style:font-size-complex="12pt" style:font-weight-complex="normal"/>
    </style:style>
    <style:style style:name="P4" style:family="paragraph" style:parent-style-name="Standard">
      <style:text-properties officeooo:rsid="00018412" officeooo:paragraph-rsid="00113099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18412" officeooo:paragraph-rsid="00113099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2e5b6" officeooo:paragraph-rsid="00113099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normal" officeooo:rsid="00018412" officeooo:paragraph-rsid="00113099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22e50"/>
    </style:style>
    <style:style style:name="T3" style:family="text">
      <style:text-properties officeooo:rsid="00127b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niversidade Federal de Minas Gerais </text:p>
      <text:p text:style-name="P4">Departamento de Ciência da Computação </text:p>
      <text:p text:style-name="P4">Algoritmos e Estruturas de Dados III </text:p>
      <text:p text:style-name="P4">2º Semestre de 2013</text:p>
      <text:p text:style-name="P4"/>
      <text:p text:style-name="P5">Trabalho Prático <text:span text:style-name="T2">2</text:span> – <text:span text:style-name="T3">Festa na Piscina</text:span></text:p>
      <text:p text:style-name="P5"/>
      <text:p text:style-name="P7">Thiago Vieira de Alcântara Silva</text:p>
      <text:p text:style-name="P2"/>
      <text:p text:style-name="P6">1. Introdução</text:p>
      <text:p text:style-name="P3"><text:tab/></text:p>
      <text:p text:style-name="P1"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402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ago Silva</meta:initial-creator>
    <meta:creation-date>2013-10-13T15:09:28.996205037</meta:creation-date>
    <dc:date>2013-10-13T15:11:12.450702109</dc:date>
    <dc:creator>Thiago Silva</dc:creator>
    <meta:editing-duration>PT30S</meta:editing-duration>
    <meta:editing-cycles>3</meta:editing-cycles>
    <meta:generator>LibreOffice/4.1.2.3$Linux_X86_64 LibreOffice_project/410$Build-3</meta:generator>
    <meta:document-statistic meta:table-count="0" meta:image-count="0" meta:object-count="0" meta:page-count="1" meta:paragraph-count="9" meta:word-count="33" meta:character-count="215" meta:non-whitespace-character-count="183"/>
  </office:meta>
</office:document-meta>
</file>